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1000000C25CBDF1B518E7604B.png" manifest:media-type="image/png"/>
  <manifest:file-entry manifest:full-path="Pictures/10001DE20000160E00001623B548BC16238DA977.svg" manifest:media-type="image/svg+xml"/>
  <manifest:file-entry manifest:full-path="Pictures/20000D4500006E3E000052F84B49A3E8A6832590.svm" manifest:media-type=""/>
  <manifest:file-entry manifest:full-path="Pictures/10000201000004720000006A954D0E5F9CCED5A0.png" manifest:media-type="image/png"/>
  <manifest:file-entry manifest:full-path="Pictures/200000CC00001FF800002C19FFAE0CEFFF3FB255.svm" manifest:media-type=""/>
  <manifest:file-entry manifest:full-path="Pictures/100002010000032000000119B6B910337C20F79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" svg:font-family="'Droid Sans'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1" svg:stroke-width="0cm" draw:stroke-linejoin="none" draw:fill="solid" draw:fill-color="#e6e6e6" draw:textarea-horizontal-align="center" draw:textarea-vertical-align="middle"/>
    </style:style>
    <style:style style:name="gr2" style:family="graphic" style:parent-style-name="standard">
      <style:graphic-properties draw:stroke="none" draw:stroke-dash="Dashed_20__28_var_29__20_1" svg:stroke-width="0cm" draw:stroke-linejoin="none" draw:fill="solid" draw:fill-color="#b2b2b2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915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04cm" svg:stroke-color="#333333" draw:marker-start-width="0.37cm" draw:marker-end-width="0.37cm" draw:textarea-horizontal-align="center" draw:textarea-vertical-align="middle" fo:padding-top="0.145cm" fo:padding-bottom="0.145cm" fo:padding-left="0.27cm" fo:padding-right="0.2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6cm" fo:min-width="4.34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5cm" fo:min-width="2.81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2.76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6cm" fo:min-width="2.596cm"/>
    </style:style>
    <style:style style:name="gr10" style:family="graphic" style:parent-style-name="standard">
      <style:graphic-properties svg:stroke-width="0.05cm" svg:stroke-color="#c5000b" draw:marker-start-width="0.425cm" draw:marker-end-width="0.425cm" draw:fill="none" draw:textarea-horizontal-align="justify" draw:textarea-vertical-align="middle" draw:auto-grow-height="false" fo:min-height="3.442cm" fo:min-width="1.892cm" fo:padding-top="0.15cm" fo:padding-bottom="0.15cm" fo:padding-left="0.275cm" fo:padding-right="0.275cm"/>
    </style:style>
    <style:style style:name="gr11" style:family="graphic" style:parent-style-name="standard">
      <style:graphic-properties svg:stroke-width="0.05cm" svg:stroke-color="#0084d1" draw:marker-start-width="0.425cm" draw:marker-end-width="0.425cm" draw:fill="none" draw:textarea-horizontal-align="justify" draw:textarea-vertical-align="middle" draw:auto-grow-height="false" fo:min-height="3.41cm" fo:min-width="6.76cm" fo:padding-top="0.15cm" fo:padding-bottom="0.15cm" fo:padding-left="0.275cm" fo:padding-right="0.275cm"/>
    </style:style>
    <style:style style:name="gr1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85cm" fo:min-width="1.54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6cm" fo:min-width="2.161cm"/>
    </style:style>
    <style:style style:name="P1" style:family="paragraph">
      <loext:graphic-properties draw:fill="solid" draw:fill-color="#e6e6e6"/>
      <style:paragraph-properties fo:text-align="center"/>
      <style:text-properties style:font-name="Hack" fo:font-size="10.5pt"/>
    </style:style>
    <style:style style:name="P2" style:family="paragraph">
      <loext:graphic-properties draw:fill="solid" draw:fill-color="#b2b2b2"/>
      <style:paragraph-properties fo:text-align="center"/>
      <style:text-properties style:font-name="Hack" fo:font-size="10.5pt"/>
    </style:style>
    <style:style style:name="P3" style:family="paragraph">
      <style:text-properties style:font-name="Hack" fo:font-size="10.5pt"/>
    </style:style>
    <style:style style:name="P4" style:family="paragraph">
      <loext:graphic-properties draw:fill="none" draw:fill-color="#ffffff"/>
      <style:text-properties fo:color="#333333" style:font-name="Hack" fo:font-size="10.5pt" fo:font-weight="bold" style:font-size-asian="14pt" style:font-weight-asian="bold" style:font-size-complex="14pt" style:font-weight-complex="bold"/>
    </style:style>
    <style:style style:name="P5" style:family="paragraph">
      <loext:graphic-properties draw:fill="none"/>
      <style:paragraph-properties fo:text-align="center"/>
      <style:text-properties style:font-name="Hack" fo:font-size="10.5pt"/>
    </style:style>
    <style:style style:name="P6" style:family="paragraph">
      <style:paragraph-properties fo:text-align="center"/>
      <style:text-properties style:font-name="Hack" fo:font-size="10.5pt"/>
    </style:style>
    <style:style style:name="P7" style:family="paragraph">
      <loext:graphic-properties draw:fill="none" draw:fill-color="#ffffff"/>
      <style:paragraph-properties fo:text-align="center"/>
      <style:text-properties fo:color="#0084d1" style:font-name="Hack" fo:font-size="10.5pt" fo:font-weight="bold" style:font-size-asian="12pt" style:font-weight-asian="bold" style:font-size-complex="12pt" style:font-weight-complex="bold"/>
    </style:style>
    <style:style style:name="P8" style:family="paragraph">
      <loext:graphic-properties draw:fill="none" draw:fill-color="#ffffff"/>
      <style:paragraph-properties fo:text-align="center"/>
      <style:text-properties style:use-window-font-color="true" style:font-name="Hack" fo:font-size="10.5pt" fo:font-weight="bold" style:font-size-asian="12pt" style:font-weight-asian="bold" style:font-size-complex="12pt" style:font-weight-complex="bold"/>
    </style:style>
    <style:style style:name="P9" style:family="paragraph">
      <loext:graphic-properties draw:fill="solid" draw:fill-color="#ffffff"/>
      <style:paragraph-properties fo:text-align="center"/>
      <style:text-properties style:use-window-font-color="true" style:font-name="Hack" fo:font-size="10.5pt" fo:font-weight="bold" style:font-size-asian="12pt" style:font-weight-asian="bold" style:font-size-complex="12pt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fo:color="#c5000b" style:font-name="Hack" fo:font-size="10.5pt" fo:font-weight="bold" style:font-size-asian="12pt" style:font-weight-asian="bold" style:font-size-complex="12pt" style:font-weight-complex="bold"/>
    </style:style>
    <style:style style:name="T1" style:family="text">
      <style:text-properties fo:color="#333333" fo:font-weight="bold" style:font-size-asian="14pt" style:font-weight-asian="bold" style:font-size-complex="14pt" style:font-weight-complex="bold"/>
    </style:style>
    <style:style style:name="T2" style:family="text">
      <style:text-properties fo:color="#0084d1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fo:font-weight="bold" style:font-size-asian="12pt" style:font-weight-asian="bold" style:font-size-complex="12pt" style:font-weight-complex="bold"/>
    </style:style>
    <style:style style:name="T4" style:family="text">
      <style:text-properties fo:color="#c5000b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path draw:style-name="gr1" draw:text-style-name="P1" draw:layer="layout" svg:width="3.221cm" svg:height="2.476cm" svg:x="0.25cm" svg:y="1.441cm" svg:viewBox="0 0 3222 2477" svg:d="M2868 1712c393 731-555 674-849 617-315 245-709 163-867-81-250 221-1019 254-866-407-315-163-472-733 79-978-185-479 452-743 787-489 158-570 844-432 1006 34 394-244 1203 128 710 489 472 244 472 651 0 815z">
            <text:p/>
          </draw:path>
          <draw:path draw:style-name="gr2" draw:text-style-name="P2" draw:layer="layout" svg:width="0.135cm" svg:height="0.223cm" svg:x="3.223cm" svg:y="3.244cm" svg:viewBox="0 0 136 224" svg:d="M62 0c38 77 61 148 74 211l-35 6-33 7c-11-57-33-121-68-193l31-15z">
            <text:p/>
          </draw:path>
          <draw:path draw:style-name="gr2" draw:text-style-name="P2" draw:layer="layout" svg:width="0.118cm" svg:height="0.22cm" svg:x="3.249cm" svg:y="3.535cm" svg:viewBox="0 0 119 221" svg:d="M119 0v14c0 42-6 79-16 113-12 34-27 66-48 94l-27-21-28-22c16-22 29-46 36-72 9-29 14-59 14-92v-11l34-2z">
            <text:p/>
          </draw:path>
          <draw:path draw:style-name="gr2" draw:text-style-name="P2" draw:layer="layout" svg:width="0.215cm" svg:height="0.16cm" svg:x="3.037cm" svg:y="3.76cm" svg:viewBox="0 0 216 161" svg:d="M216 54c-26 23-56 45-89 62-33 18-68 33-105 45l-12-34-10-34c34-11 65-25 94-40s54-33 77-53l23 27z">
            <text:p/>
          </draw:path>
          <draw:path draw:style-name="gr2" draw:text-style-name="P2" draw:layer="layout" svg:width="0.215cm" svg:height="0.099cm" svg:x="2.773cm" svg:y="3.871cm" svg:viewBox="0 0 216 100" svg:d="M216 69c-68 17-139 27-212 31l-1-36-3-35c68-5 136-13 201-29l7 34z">
            <text:p/>
          </draw:path>
          <draw:path draw:style-name="gr2" draw:text-style-name="P2" draw:layer="layout" svg:width="0.21cm" svg:height="0.078cm" svg:x="2.494cm" svg:y="3.896cm" svg:viewBox="0 0 211 79" svg:d="M211 79h-42c-58 0-117-3-169-8l3-35 3-36c51 4 107 7 163 7 14 0 28 0 42 0v36z">
            <text:p/>
          </draw:path>
          <draw:path draw:style-name="gr2" draw:text-style-name="P2" draw:layer="layout" svg:width="0.205cm" svg:height="0.135cm" svg:x="2.227cm" svg:y="3.875cm" svg:viewBox="0 0 206 136" svg:d="M197 84c-25-3-48-7-68-10-32 23-64 44-95 62l-17-30-17-32c34-20 68-41 101-67l3-3c4-4 12-4 18-4 1 0 3 0 5 1 23 5 50 8 79 12l-5 35zM116 71c4 1 8 2 13 3 4-3 7-7 12-10l-19-28z">
            <text:p/>
          </draw:path>
          <draw:path draw:style-name="gr2" draw:text-style-name="P2" draw:layer="layout" svg:width="0.216cm" svg:height="0.132cm" svg:x="1.979cm" svg:y="3.981cm" svg:viewBox="0 0 217 133" svg:d="M217 64c-69 34-137 56-204 69l-7-35-6-35c62-12 125-33 188-63l15 33z">
            <text:p/>
          </draw:path>
          <draw:path draw:style-name="gr2" draw:text-style-name="P2" draw:layer="layout" svg:width="0.216cm" svg:height="0.09cm" svg:x="1.704cm" svg:y="4.034cm" svg:viewBox="0 0 217 91" svg:d="M217 90c-17 0-35 1-52 1-58 0-113-7-165-23l9-34 10-34c45 13 94 20 146 20 16 0 30 0 46-1l3 35z">
            <text:p/>
          </draw:path>
          <draw:path draw:style-name="gr2" draw:text-style-name="P2" draw:layer="layout" svg:width="0.206cm" svg:height="0.18cm" svg:x="1.455cm" svg:y="3.896cm" svg:viewBox="0 0 207 181" svg:d="M179 181c-68-31-129-75-179-133l26-24 26-24c43 50 96 89 155 116l-14 32z">
            <text:p/>
          </draw:path>
          <draw:path draw:style-name="gr2" draw:text-style-name="P2" draw:layer="layout" svg:width="0.216cm" svg:height="0.149cm" svg:x="1.242cm" svg:y="3.848cm" svg:viewBox="0 0 217 150" svg:d="M217 56c-27 21-58 41-92 57-33 16-70 28-108 37l-9-34-8-35c34-8 66-19 96-33 30-15 55-29 78-48l21 27z">
            <text:p/>
          </draw:path>
          <draw:path draw:style-name="gr2" draw:text-style-name="P2" draw:layer="layout" svg:width="0.216cm" svg:height="0.078cm" svg:x="0.97cm" svg:y="3.942cm" svg:viewBox="0 0 217 79" svg:d="M217 70c-36 6-74 9-111 9-35 0-70-3-106-8l4-35 5-35c32 3 65 6 97 6 34 0 68-3 101-7l4 35z">
            <text:p/>
          </draw:path>
          <draw:path draw:style-name="gr2" draw:text-style-name="P2" draw:layer="layout" svg:width="0.217cm" svg:height="0.139cm" svg:x="0.696cm" svg:y="3.861cm" svg:viewBox="0 0 218 140" svg:d="M204 140c-72-16-142-42-204-78l17-32 17-30c56 33 119 56 184 70l-7 36z">
            <text:p/>
          </draw:path>
          <draw:path draw:style-name="gr2" draw:text-style-name="P2" draw:layer="layout" svg:width="0.187cm" svg:height="0.204cm" svg:x="0.487cm" svg:y="3.677cm" svg:viewBox="0 0 188 205" svg:d="M148 205c-60-45-110-102-148-169l30-17 30-19c33 59 77 108 128 147l-20 29z">
            <text:p/>
          </draw:path>
          <draw:path draw:style-name="gr2" draw:text-style-name="P2" draw:layer="layout" svg:width="0.101cm" svg:height="0.22cm" svg:x="0.418cm" svg:y="3.423cm" svg:viewBox="0 0 102 221" svg:d="M38 221c-25-62-38-134-38-214v-7h35l35 1v6c0 70 11 133 32 189l-32 13z">
            <text:p/>
          </draw:path>
          <draw:path draw:style-name="gr2" draw:text-style-name="P2" draw:layer="layout" svg:width="0.217cm" svg:height="0.181cm" svg:x="0.275cm" svg:y="3.191cm" svg:viewBox="0 0 218 182" svg:d="M148 153l32 4 3-7-34-5c-1 3-1 5-1 8zM216 161l-34-4h-2l-12 25c-62-32-119-76-168-134l26-24 26-24c42 50 91 90 146 117 1 1 2 1 2 2 0 8 10 8 14 13 3 6 4 11 4 18 0 1 0 3-1 4 0 3 0 5-1 7z">
            <text:p/>
          </draw:path>
          <draw:path draw:style-name="gr2" draw:text-style-name="P2" draw:layer="layout" svg:width="0.152cm" svg:height="0.222cm" svg:x="0.133cm" svg:y="2.957cm" svg:viewBox="0 0 153 223" svg:d="M97 223c-42-60-75-129-97-202l32-11 33-10c21 66 50 127 88 181l-29 20z">
            <text:p/>
          </draw:path>
          <draw:path draw:style-name="gr2" draw:text-style-name="P2" draw:layer="layout" svg:width="0.08cm" svg:height="0.225cm" svg:x="0.1cm" svg:y="2.681cm" svg:viewBox="0 0 81 226" svg:d="M14 226c-10-46-14-93-14-140 0-29 2-57 6-86l33 4 35 6c-3 25-5 51-5 76 0 42 4 84 12 125l-33 7z">
            <text:p/>
          </draw:path>
          <draw:path draw:style-name="gr2" draw:text-style-name="P2" draw:layer="layout" svg:width="0.15cm" svg:height="0.222cm" svg:x="0.12cm" svg:y="2.403cm" svg:viewBox="0 0 151 223" svg:d="M0 204c19-71 49-140 96-204l27 22 28 21c-41 57-68 117-84 180l-34-10z">
            <text:p/>
          </draw:path>
          <draw:path draw:style-name="gr2" draw:text-style-name="P2" draw:layer="layout" svg:width="0.205cm" svg:height="0.182cm" svg:x="0.262cm" svg:y="2.213cm" svg:viewBox="0 0 206 183" svg:d="M0 134c46-50 103-95 172-134l16 30 18 32c-63 36-115 77-156 121l-25-24z">
            <text:p/>
          </draw:path>
          <draw:path draw:style-name="gr2" draw:text-style-name="P2" draw:layer="layout" svg:width="0.107cm" svg:height="0.229cm" svg:x="0.463cm" svg:y="2.013cm" svg:viewBox="0 0 108 230" svg:d="M38 166l13 32 23-11-14-31c-7 2-15 5-22 10zM65 230l-14-32-9 3c-29-71-42-139-42-201h35 34c0 54 12 111 37 174 1 5 2 9 2 13 0 8-2 13-4 19-3 6-7 9-13 13-1 1-3 1-4 2-7 3-15 6-22 9z">
            <text:p/>
          </draw:path>
          <draw:path draw:style-name="gr2" draw:text-style-name="P2" draw:layer="layout" svg:width="0.154cm" svg:height="0.216cm" svg:x="0.471cm" svg:y="1.732cm" svg:viewBox="0 0 155 217" svg:d="M0 204c7-40 20-77 38-111 19-34 40-66 68-93l24 25 25 25c-23 23-42 49-56 77-15 27-26 57-31 90l-34-6z">
            <text:p/>
          </draw:path>
          <draw:path draw:style-name="gr2" draw:text-style-name="P2" draw:layer="layout" svg:width="0.215cm" svg:height="0.152cm" svg:x="0.633cm" svg:y="1.586cm" svg:viewBox="0 0 216 153" svg:d="M0 96c57-44 125-76 199-96l8 34 9 34c-65 18-125 46-175 85l-21-29z">
            <text:p/>
          </draw:path>
          <draw:path draw:style-name="gr2" draw:text-style-name="P2" draw:layer="layout" svg:width="0.217cm" svg:height="0.079cm" svg:x="0.902cm" svg:y="1.563cm" svg:viewBox="0 0 218 80" svg:d="M0 8c34-5 69-8 103-8 38 0 77 4 115 10l-5 36-7 34c-34-5-68-8-103-8-32 0-62 2-93 7l-4-36z">
            <text:p/>
          </draw:path>
          <draw:path draw:style-name="gr2" draw:text-style-name="P2" draw:layer="layout" svg:width="0.225cm" svg:height="0.171cm" svg:x="1.173cm" svg:y="1.589cm" svg:viewBox="0 0 226 172" svg:d="M19 0c68 20 134 51 192 94l-16 24 31 12c-1 1-1 3-2 4-1 3-1 5-3 7-20 64-7 9-12 13s-12 5-18 5-11-2-17-5c0-1-2-1-3-1-52-39-110-66-171-84l9-35zM191 123l4-5-2-1-32-11c-1 2-2 4-2 5z">
            <text:p/>
          </draw:path>
          <draw:path draw:style-name="gr2" draw:text-style-name="P2" draw:layer="layout" svg:width="0.18cm" svg:height="0.207cm" svg:x="1.363cm" svg:y="1.448cm" svg:viewBox="0 0 181 208" svg:d="M0 176c17-36 38-68 62-97 23-30 49-56 77-79l21 29 21 27c-24 21-46 43-67 68-20 26-38 53-52 84l-32-16z">
            <text:p/>
          </draw:path>
          <draw:path draw:style-name="gr2" draw:text-style-name="P2" draw:layer="layout" svg:width="0.217cm" svg:height="0.134cm" svg:x="1.563cm" svg:y="1.332cm" svg:viewBox="0 0 218 135" svg:d="M0 73c64-38 134-62 207-73l6 35 5 35c-65 10-128 31-183 65l-17-32z">
            <text:p/>
          </draw:path>
          <draw:path draw:style-name="gr2" draw:text-style-name="P2" draw:layer="layout" svg:width="0.215cm" svg:height="0.098cm" svg:x="1.844cm" svg:y="1.325cm" svg:viewBox="0 0 216 99" svg:d="M0 0h20c66 0 132 10 196 30l-10 34-11 35c-56-19-115-28-175-28-6 0-12 0-18 1l-1-36z">
            <text:p/>
          </draw:path>
          <draw:path draw:style-name="gr2" draw:text-style-name="P2" draw:layer="layout" svg:width="0.209cm" svg:height="0.175cm" svg:x="2.099cm" svg:y="1.381cm" svg:viewBox="0 0 210 176" svg:d="M28 0c66 30 128 71 182 124l-23 26-25 26c-46-48-102-85-162-110l14-33z">
            <text:p/>
          </draw:path>
          <draw:path draw:style-name="gr2" draw:text-style-name="P2" draw:layer="layout" svg:width="0.152cm" svg:height="0.227cm" svg:x="2.306cm" svg:y="1.561cm" svg:viewBox="0 0 153 228" svg:d="M53 0c41 52 76 111 100 180l-16 6 16 29c-5 3-10 6-15 9-5 2-11 4-18 4-6 0-11-2-16-4-6-3-10-8-14-13 0-2 0-4-2-6-22-61-52-114-88-159l26-23zM120 192l17-6-1-2-16-31c-6 3-11 5-16 8z">
            <text:p/>
          </draw:path>
          <draw:path draw:style-name="gr2" draw:text-style-name="P2" draw:layer="layout" svg:width="0.215cm" svg:height="0.106cm" svg:x="2.494cm" svg:y="1.641cm" svg:viewBox="0 0 216 107" svg:d="M0 41c67-27 140-39 214-41l2 36v35c-67 2-132 13-193 36l-11-33z">
            <text:p/>
          </draw:path>
          <draw:path draw:style-name="gr2" draw:text-style-name="P2" draw:layer="layout" svg:width="0.216cm" svg:height="0.108cm" svg:x="2.775cm" svg:y="1.643cm" svg:viewBox="0 0 217 109" svg:d="M4 0c73 4 144 20 213 41l-11 34-9 34c-64-20-130-33-197-38l3-36z">
            <text:p/>
          </draw:path>
          <draw:path draw:style-name="gr2" draw:text-style-name="P2" draw:layer="layout" svg:width="0.215cm" svg:height="0.165cm" svg:x="3.034cm" svg:y="1.709cm" svg:viewBox="0 0 216 166" svg:d="M25 0c71 29 135 66 191 109l-22 28-20 29c-51-39-110-73-174-100l13-33z">
            <text:p/>
          </draw:path>
          <draw:path draw:style-name="gr2" draw:text-style-name="P2" draw:layer="layout" svg:width="0.166cm" svg:height="0.214cm" svg:x="3.256cm" svg:y="1.866cm" svg:viewBox="0 0 167 215" svg:d="M48 0c30 30 55 61 75 93 20 34 35 68 44 105l-33 8-34 9c-7-28-19-57-36-84-16-28-38-54-64-79l24-26z">
            <text:p/>
          </draw:path>
          <draw:path draw:style-name="gr2" draw:text-style-name="P2" draw:layer="layout" svg:width="0.138cm" svg:height="0.215cm" svg:x="3.293cm" svg:y="2.142cm" svg:viewBox="0 0 139 216" svg:d="M139 1c-1 36-9 73-23 109-13 35-35 71-63 106l-27-23-26-23c23-29 41-59 53-87 11-27 16-56 17-83l34 1z">
            <text:p/>
          </draw:path>
          <draw:path draw:style-name="gr2" draw:text-style-name="P2" draw:layer="layout" svg:width="0.189cm" svg:height="0.203cm" svg:x="3.303cm" svg:y="2.352cm" svg:viewBox="0 0 190 204" svg:d="M38 0c27 19 55 43 81 71 25 28 49 59 71 95l-29 18-29 20c-19-31-41-60-63-84-23-24-46-44-69-60l19-30z">
            <text:p/>
          </draw:path>
          <draw:path draw:style-name="gr2" draw:text-style-name="P2" draw:layer="layout" svg:width="0.126cm" svg:height="0.223cm" svg:x="3.468cm" svg:y="2.582cm" svg:viewBox="0 0 127 224" svg:d="M62 0c32 67 56 140 65 215l-34 5-34 4c-9-66-30-131-59-191l30-16z">
            <text:p/>
          </draw:path>
          <draw:path draw:style-name="gr2" draw:text-style-name="P2" draw:layer="layout" svg:width="0.119cm" svg:height="0.222cm" svg:x="3.48cm" svg:y="2.873cm" svg:viewBox="0 0 120 223" svg:d="M120 1c0 39-6 76-16 113-10 39-24 74-46 109l-29-20-29-19c17-28 29-58 38-88 8-32 13-63 14-96l34 1z">
            <text:p/>
          </draw:path>
          <draw:path draw:style-name="gr2" draw:text-style-name="P2" draw:layer="layout" svg:width="0.209cm" svg:height="0.17cm" svg:x="3.281cm" svg:y="3.106cm" svg:viewBox="0 0 210 171" svg:d="M210 50c-23 24-50 47-80 67-31 20-66 39-105 54l-12-32-13-33c34-15 65-30 92-49 26-17 48-36 68-57l25 25z">
            <text:p/>
          </draw:path>
        </draw:g>
        <draw:frame draw:style-name="gr3" draw:text-style-name="P4" draw:layer="layout" svg:width="2.415cm" svg:height="0.831cm" svg:x="0.825cm" svg:y="1.75cm">
          <draw:text-box>
            <text:p text:style-name="P3"><text:span text:style-name="T1">Campus</text:span></text:p>
          </draw:text-box>
        </draw:frame>
        <draw:frame draw:style-name="gr4" draw:text-style-name="P5" draw:layer="layout" svg:width="2.216cm" svg:height="1.672cm" svg:x="11.636cm" svg:y="2.725cm">
          <draw:image xlink:href="Pictures/20000D4500006E3E000052F84B49A3E8A6832590.svm" xlink:type="simple" xlink:show="embed" xlink:actuate="onLoad">
            <text:p/>
          </draw:image>
        </draw:frame>
        <draw:frame draw:style-name="gr4" draw:text-style-name="P5" draw:layer="layout" svg:width="2.953cm" svg:height="0.276cm" svg:x="7.723cm" svg:y="2.655cm">
          <draw:image xlink:href="Pictures/10000201000004720000006A954D0E5F9CCED5A0.png" xlink:type="simple" xlink:show="embed" xlink:actuate="onLoad">
            <text:p/>
          </draw:image>
        </draw:frame>
        <draw:line draw:style-name="gr5" draw:text-style-name="P6" draw:layer="layout" svg:x1="3.325cm" svg:y1="2.8cm" svg:x2="4.433cm" svg:y2="2.8cm">
          <text:p/>
        </draw:line>
        <draw:frame draw:style-name="gr6" draw:text-style-name="P7" draw:layer="layout" svg:width="4.905cm" svg:height="0.736cm" draw:transform="rotate (-0.00680678408277771) translate (7.952cm 0.1cm)">
          <draw:text-box>
            <text:p text:style-name="P6"><text:span text:style-name="T2">domaine de diffusion</text:span></text:p>
          </draw:text-box>
        </draw:frame>
        <draw:frame draw:style-name="gr7" draw:text-style-name="P8" draw:layer="layout" svg:width="3.364cm" svg:height="0.735cm" svg:x="8.73cm" svg:y="0.82cm">
          <draw:text-box>
            <text:p text:style-name="P6"><text:span text:style-name="T3">poste serveur</text:span></text:p>
          </draw:text-box>
        </draw:frame>
        <draw:frame draw:style-name="gr4" draw:text-style-name="P5" draw:layer="layout" svg:width="1.476cm" svg:height="2.042cm" svg:x="11.809cm" svg:y="0.662cm">
          <draw:image xlink:href="Pictures/200000CC00001FF800002C19FFAE0CEFFF3FB255.svm" xlink:type="simple" xlink:show="embed" xlink:actuate="onLoad">
            <text:p/>
          </draw:image>
        </draw:frame>
        <draw:frame draw:style-name="gr8" draw:text-style-name="P8" draw:layer="layout" svg:width="3.262cm" svg:height="0.797cm" svg:x="7.427cm" svg:y="1.957cm">
          <draw:text-box>
            <text:p text:style-name="P6"><text:span text:style-name="T3">commutateur</text:span></text:p>
          </draw:text-box>
        </draw:frame>
        <draw:frame draw:style-name="gr4" draw:text-style-name="P5" draw:layer="layout" svg:width="1.5cm" svg:height="0.5cm" svg:x="4.385cm" svg:y="2.582cm">
          <draw:image xlink:href="Pictures/100002010000032000000119B6B910337C20F79F.png" xlink:type="simple" xlink:show="embed" xlink:actuate="onLoad">
            <text:p/>
          </draw:image>
        </draw:frame>
        <draw:line draw:style-name="gr5" draw:text-style-name="P6" draw:layer="layout" svg:x1="5.408cm" svg:y1="2.803cm" svg:x2="5.9cm" svg:y2="2.803cm">
          <text:p/>
        </draw:line>
        <draw:line draw:style-name="gr5" draw:text-style-name="P6" draw:layer="layout" svg:x1="7.378cm" svg:y1="2.804cm" svg:x2="8.338cm" svg:y2="2.779cm">
          <text:p/>
        </draw:line>
        <draw:line draw:style-name="gr5" draw:text-style-name="P6" draw:layer="layout" svg:x1="9.569cm" svg:y1="2.778cm" svg:x2="12.055cm" svg:y2="1.892cm">
          <text:p/>
        </draw:line>
        <draw:line draw:style-name="gr5" draw:text-style-name="P6" draw:layer="layout" svg:x1="9.2cm" svg:y1="2.779cm" svg:x2="12cm" svg:y2="3.375cm">
          <text:p/>
        </draw:line>
        <draw:frame draw:style-name="gr9" draw:text-style-name="P8" draw:layer="layout" svg:width="3.144cm" svg:height="0.736cm" svg:x="8.922cm" svg:y="3.564cm">
          <draw:text-box>
            <text:p text:style-name="P6"><text:span text:style-name="T3">poste client</text:span></text:p>
          </draw:text-box>
        </draw:frame>
        <draw:custom-shape draw:style-name="gr10" draw:text-style-name="P5" draw:layer="layout" svg:width="2.5cm" svg:height="3.8cm" svg:x="3.825cm" svg:y="0.6cm">
          <text:p/>
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7.4cm" svg:height="3.8cm" svg:x="6.825cm" svg:y="0.6cm">
          <text:p/>
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5" draw:layer="layout" svg:width="2.461cm" svg:height="2.472cm" svg:x="5.509cm" svg:y="1.536cm">
          <draw:image xlink:href="Pictures/10001DE20000160E00001623B548BC16238DA977.svg" xlink:type="simple" xlink:show="embed" xlink:actuate="onLoad">
            <text:p/>
          </draw:image>
          <draw:image xlink:href="Pictures/10000201000000C1000000C25CBDF1B518E7604B.png" xlink:type="simple" xlink:show="embed" xlink:actuate="onLoad"/>
        </draw:frame>
        <draw:frame draw:style-name="gr13" draw:text-style-name="P9" draw:layer="layout" svg:width="2.043cm" svg:height="0.735cm" svg:x="5.555cm" svg:y="1.228cm">
          <draw:text-box>
            <text:p text:style-name="P6"><text:span text:style-name="T3">routeur</text:span></text:p>
          </draw:text-box>
        </draw:frame>
        <draw:frame draw:style-name="gr14" draw:text-style-name="P10" draw:layer="layout" svg:width="2.703cm" svg:height="0.736cm" draw:transform="rotate (-0.00715584993317744) translate (3.805cm 0.1cm)">
          <draw:text-box>
            <text:p text:style-name="P6"><text:span text:style-name="T4">passerell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" svg:font-family="'Droid Sans'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7-04-05T16:27:45.843426986</dc:date>
    <meta:editing-duration>PT9H32M5S</meta:editing-duration>
    <meta:editing-cycles>40</meta:editing-cycles>
    <meta:generator>LibreOffice/5.2.6.2$Linux_X86_64 LibreOffice_project/20m0$Build-2</meta:generator>
    <dc:creator>Philippe Latu</dc:creator>
    <meta:document-statistic meta:object-count="59"/>
  </office:meta>
</office:document-meta>
</file>